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8000" draw:fill-color="#ff860d" draw:textarea-horizontal-align="justify" draw:textarea-vertical-align="middle" draw:auto-grow-height="false" fo:min-height="2.042cm" fo:min-width="4.332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212cm" svg:stroke-color="#000000" draw:marker-end="msArrowEnd_20_1" draw:marker-end-width="0.424cm" draw:marker-end-center="false" draw:stroke-linejoin="round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ff8000" draw:fill-color="#ff860d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8000" draw:fill-color="#ff860d" draw:textarea-horizontal-align="justify" draw:textarea-vertical-align="middle" draw:auto-grow-height="false" fo:min-height="1.469cm" fo:min-width="3.75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305cm" draw:marker-start-width="0.655cm" draw:marker-end-width="0.655cm" draw:fill="none" draw:textarea-vertical-align="middle" fo:padding-top="0.275cm" fo:padding-bottom="0.275cm" fo:padding-left="0.4cm" fo:padding-right="0.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0.174cm" fo:min-width="0.136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60d"/>
      <style:paragraph-properties fo:text-align="center"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2a6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08cm" svg:height="2.54cm" svg:x="4.445cm" svg:y="1.27cm">
          <text:p text:style-name="P1">Client (Brows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2.54cm" svg:x="4.445cm" svg:y="4.445cm">
          <text:p text:style-name="P1">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4.445cm" svg:y="7.62cm">
          <text:p text:style-name="P1">Data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4.445cm" svg:y="10.795cm"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20" draw:style-name="gr2" draw:text-style-name="P3" draw:layer="layout" draw:type="line" svg:x1="6.985cm" svg:y1="3.81cm" svg:x2="6.985cm" svg:y2="4.445cm" draw:start-shape="id1" draw:start-glue-point="2" draw:end-shape="id2" draw:end-glue-point="0" svg:d="M6985 3810v635" svg:viewBox="0 0 1 636">
          <text:p/>
        </draw:connector>
        <draw:connector draw:name="Straight Arrow Connector 1" draw:style-name="gr2" draw:text-style-name="P3" draw:layer="layout" draw:type="line" svg:x1="6.985cm" svg:y1="6.985cm" svg:x2="6.985cm" svg:y2="7.62cm" svg:d="M6985 6985v635" svg:viewBox="0 0 1 636">
          <text:p/>
        </draw:connector>
        <draw:connector draw:name="Straight Arrow Connector 2" draw:style-name="gr2" draw:text-style-name="P3" draw:layer="layout" draw:type="line" svg:x1="6.985cm" svg:y1="10.16cm" svg:x2="6.985cm" svg:y2="10.795cm" svg:d="M6985 10160v635" svg:viewBox="0 0 1 636">
          <text:p/>
        </draw:connector>
        <draw:custom-shape draw:style-name="gr1" draw:text-style-name="P2" xml:id="id3" draw:id="id3" draw:layer="layout" svg:width="5.08cm" svg:height="2.54cm" svg:x="11.43cm" svg:y="1.27cm">
          <text:p text:style-name="P1">React &amp; <text:s/>Bootstr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08cm" svg:height="2.54cm" svg:x="11.43cm" svg:y="4.445cm">
          <text:p text:style-name="P1">Python / Flask &amp; 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1.43cm" svg:y="7.62cm">
          <text:p text:style-name="P1">psychopg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1.43cm" svg:y="10.795cm">
          <text:p text:style-name="P1">Postgre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3" draw:style-name="gr2" draw:text-style-name="P3" draw:layer="layout" draw:type="line" svg:x1="13.97cm" svg:y1="3.81cm" svg:x2="13.97cm" svg:y2="4.445cm" draw:start-shape="id3" draw:start-glue-point="2" draw:end-shape="id4" draw:end-glue-point="0" svg:d="M13970 3810v635" svg:viewBox="0 0 1 636">
          <text:p/>
        </draw:connector>
        <draw:connector draw:name="Straight Arrow Connector 4" draw:style-name="gr2" draw:text-style-name="P3" draw:layer="layout" draw:type="line" svg:x1="13.97cm" svg:y1="6.985cm" svg:x2="13.97cm" svg:y2="7.62cm" svg:d="M13970 6985v635" svg:viewBox="0 0 1 636">
          <text:p/>
        </draw:connector>
        <draw:connector draw:name="Straight Arrow Connector 5" draw:style-name="gr2" draw:text-style-name="P3" draw:layer="layout" draw:type="line" svg:x1="13.97cm" svg:y1="10.16cm" svg:x2="13.97cm" svg:y2="10.795cm" svg:d="M13970 10160v635" svg:viewBox="0 0 1 636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7" draw:id="id7" draw:layer="layout" svg:width="5.08cm" svg:height="2.54cm" svg:x="0.635cm" svg:y="1.27cm">
          <text:p text:style-name="P1">Clien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08cm" svg:height="2.54cm" svg:x="8.89cm" svg:y="1.27cm">
          <text:p text:style-name="P1">API 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5.08cm" svg:height="2.54cm" svg:x="16.51cm" svg:y="1.27cm">
          <text:p text:style-name="P1">Back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3.81cm" svg:height="1.27cm" svg:x="17.78cm" svg:y="7.62cm">
          <text:p text:style-name="P1">dataAc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10" draw:style-name="gr2" draw:text-style-name="P3" draw:layer="layout" draw:type="line" svg:x1="5.715cm" svg:y1="4.762cm" svg:x2="8.89cm" svg:y2="2.54cm" draw:start-shape="id5" draw:start-glue-point="1" draw:end-shape="id6" draw:end-glue-point="3" svg:d="M5715 4762l3175-2222" svg:viewBox="0 0 3176 2223">
          <text:p/>
        </draw:connector>
        <draw:custom-shape draw:style-name="gr5" draw:text-style-name="P2" xml:id="id5" draw:id="id5" draw:layer="layout" svg:width="4.445cm" svg:height="1.905cm" svg:x="1.27cm" svg:y="3.81cm">
          <text:p text:style-name="P1">Brows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6" draw:style-name="gr2" draw:text-style-name="P3" draw:layer="layout" draw:type="line" svg:x1="5.715cm" svg:y1="2.54cm" svg:x2="8.89cm" svg:y2="2.54cm" draw:start-shape="id7" draw:start-glue-point="1" draw:end-shape="id6" draw:end-glue-point="3" svg:d="M5715 2540h3175" svg:viewBox="0 0 3176 1">
          <text:p/>
        </draw:connector>
        <draw:connector draw:name="Straight Arrow Connector 7" draw:style-name="gr2" draw:text-style-name="P3" draw:layer="layout" draw:type="line" svg:x1="13.97cm" svg:y1="2.54cm" svg:x2="16.51cm" svg:y2="2.54cm" draw:start-shape="id6" draw:start-glue-point="1" draw:end-shape="id8" draw:end-glue-point="3" svg:d="M13970 2540h2540" svg:viewBox="0 0 2541 1">
          <text:p/>
        </draw:connector>
        <draw:connector draw:name="Straight Arrow Connector 8" draw:style-name="gr2" draw:text-style-name="P3" draw:layer="layout" draw:type="line" svg:x1="19.05cm" svg:y1="3.81cm" svg:x2="25.4cm" svg:y2="7.62cm" draw:start-shape="id8" draw:start-glue-point="2" draw:end-shape="id9" draw:end-glue-point="0" svg:d="M19050 3810l6350 3810" svg:viewBox="0 0 6351 3811">
          <text:p/>
        </draw:connector>
        <draw:connector draw:name="Straight Arrow Connector 9" draw:style-name="gr2" draw:text-style-name="P3" draw:layer="layout" draw:type="line" svg:x1="19.05cm" svg:y1="3.81cm" svg:x2="19.685cm" svg:y2="7.62cm" draw:start-shape="id8" draw:start-glue-point="2" draw:end-shape="id10" draw:end-glue-point="0" svg:d="M19050 3810l635 3810" svg:viewBox="0 0 636 3811">
          <text:p/>
        </draw:connector>
        <draw:connector draw:name="Straight Arrow Connector 12" draw:style-name="gr2" draw:text-style-name="P3" draw:layer="layout" draw:type="line" svg:x1="19.05cm" svg:y1="3.81cm" svg:x2="14.605cm" svg:y2="7.62cm" draw:start-shape="id8" draw:start-glue-point="2" draw:end-shape="id11" draw:end-glue-point="0" svg:d="M19050 3810l-4445 3810" svg:viewBox="0 0 4446 3811">
          <text:p/>
        </draw:connector>
        <draw:custom-shape draw:style-name="gr4" draw:text-style-name="P2" xml:id="id9" draw:id="id9" draw:layer="layout" svg:width="3.81cm" svg:height="1.27cm" svg:x="23.495cm" svg:y="7.62cm">
          <text:p text:style-name="P1">dataAc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3.81cm" svg:height="1.27cm" svg:x="12.7cm" svg:y="7.62cm">
          <text:p text:style-name="P1">dataAc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11" draw:style-name="gr2" draw:text-style-name="P3" draw:layer="layout" draw:type="line" svg:x1="14.605cm" svg:y1="7.62cm" svg:x2="19.05cm" svg:y2="3.81cm" draw:start-shape="id11" draw:start-glue-point="0" draw:end-shape="id8" draw:end-glue-point="2" svg:d="M14605 7620l4445-3810" svg:viewBox="0 0 4446 3811">
          <text:p/>
        </draw:connector>
        <draw:connector draw:name="Straight Arrow Connector 13" draw:style-name="gr2" draw:text-style-name="P3" draw:layer="layout" draw:type="line" svg:x1="19.685cm" svg:y1="7.62cm" svg:x2="19.05cm" svg:y2="3.81cm" draw:start-shape="id10" draw:start-glue-point="0" draw:end-shape="id8" draw:end-glue-point="2" svg:d="M19685 7620l-635-3810" svg:viewBox="0 0 636 3811">
          <text:p/>
        </draw:connector>
        <draw:connector draw:name="Straight Arrow Connector 14" draw:style-name="gr2" draw:text-style-name="P3" draw:layer="layout" draw:type="line" svg:x1="25.4cm" svg:y1="7.62cm" svg:x2="19.05cm" svg:y2="3.81cm" draw:start-shape="id9" draw:start-glue-point="0" draw:end-shape="id8" draw:end-glue-point="2" svg:d="M25400 7620l-6350-3810" svg:viewBox="0 0 6351 3811">
          <text:p/>
        </draw:connector>
        <draw:path draw:style-name="gr6" draw:text-style-name="P5" draw:layer="layout" svg:width="1.269cm" svg:height="12.064cm" draw:transform="rotate (-1.5707963267949) translate (17.78cm 3.81cm)" svg:viewBox="0 0 1270 12065" svg:d="M0 0c635 0 635 635 635 635l635 11430">
          <text:p/>
        </draw:path>
        <draw:frame draw:style-name="gr7" draw:text-style-name="P6" draw:layer="layout" svg:width="4.445cm" svg:height="0.962cm" svg:x="9.525cm" svg:y="4.753cm">
          <draw:text-box>
            <text:p>New Data</text:p>
          </draw:text-box>
        </draw:frame>
        <draw:custom-shape draw:style-name="gr8" draw:text-style-name="P7" draw:layer="layout" svg:width="1.27cm" svg:height="1.27cm" draw:transform="rotate (1.63362817986669) translate (5.16cm 5.7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Straight Arrow Connector 15" draw:style-name="gr2" draw:text-style-name="P3" draw:layer="layout" draw:type="line" svg:x1="16.51cm" svg:y1="8.255cm" svg:x2="17.78cm" svg:y2="8.255cm" draw:start-shape="id11" draw:start-glue-point="1" draw:end-shape="id10" svg:d="M16510 8255h1270" svg:viewBox="0 0 1271 1">
          <text:p/>
        </draw:connector>
        <draw:connector draw:name="Straight Arrow Connector 16" draw:style-name="gr2" draw:text-style-name="P3" draw:layer="layout" draw:type="line" svg:x1="21.59cm" svg:y1="8.255cm" svg:x2="23.495cm" svg:y2="8.255cm" draw:start-shape="id10" draw:start-glue-point="1" draw:end-shape="id9" draw:end-glue-point="3" svg:d="M21590 8255h1905" svg:viewBox="0 0 1906 1">
          <text:p/>
        </draw:connector>
        <draw:connector draw:name="Straight Arrow Connector 17" draw:style-name="gr2" draw:text-style-name="P3" draw:layer="layout" draw:type="line" svg:x1="23.495cm" svg:y1="8.255cm" svg:x2="21.59cm" svg:y2="8.255cm" draw:start-shape="id9" draw:start-glue-point="3" draw:end-shape="id10" draw:end-glue-point="1" svg:d="M23495 8255h-1905" svg:viewBox="0 0 1906 1">
          <text:p/>
        </draw:connector>
        <draw:connector draw:name="Straight Arrow Connector 18" draw:style-name="gr2" draw:text-style-name="P3" draw:layer="layout" draw:type="line" svg:x1="17.78cm" svg:y1="8.255cm" svg:x2="16.51cm" svg:y2="8.255cm" draw:start-shape="id10" draw:start-glue-point="3" draw:end-shape="id11" draw:end-glue-point="1" svg:d="M17780 8255h-1270" svg:viewBox="0 0 1271 1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msArrowEnd_20_1" draw:display-name="msArrowEnd 1" svg:viewBox="0 0 200 200" svg:d="M100 0l100 200h-2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4:14:54.701841691</meta:creation-date>
    <dc:date>2024-04-15T12:47:11.784208028</dc:date>
    <meta:editing-duration>PT9M13S</meta:editing-duration>
    <meta:editing-cycles>3</meta:editing-cycles>
    <meta:generator>LibreOffice/24.2.2.2$Linux_X86_64 LibreOffice_project/420$Build-2</meta:generator>
    <meta:document-statistic meta:object-count="62"/>
  </office:meta>
</office:document-meta>
</file>